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VGUserAgent.displayErro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UserAgent.getLas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UserAgent.showAlert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UserAgent.SVGUserAgent( FOUserAgent fo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UserAgent.displayError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VGUserAgent.display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UserAgent.SVGUserAgent( FOUserAgent foUserAgent , AffineTransform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